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PID MODERNIZATION OF JAVA APPLICATIONS</text:p>
      <text:p text:style-name="P1"/>
      <text:p text:style-name="P2">En la medida que las empresas adoptan las diversas tendencias tecnologicas emergentes, es necesario abordar algunos desafios especificos. Algunos de estos desafios claves que enfrentan las empresas hoy son:</text:p>
      <text:p text:style-name="P2"/>
      <text:list xml:id="list4685285515798745807" text:style-name="L1">
        <text:list-item>
          <text:p text:style-name="P3">Reduccion del costo total de propiedad</text:p>
        </text:list-item>
        <text:list-item>
          <text:p text:style-name="P3">Adaptacion de sistemas IT heredados a arquitecturas orientadas a servicios y plaformas agiles para satisfacer <text:s/>las crecientes demandas comerciales.</text:p>
        </text:list-item>
        <text:list-item>
          <text:p text:style-name="P3">Complejidad de integracion y codigo espagetti, dificultando la interoperabilidad de las aplicaciones.</text:p>
        </text:list-item>
        <text:list-item>
          <text:p text:style-name="P3">Preocupaciones de seguridad</text:p>
        </text:list-item>
        <text:list-item>
          <text:p text:style-name="P3">rendimiento y escalabilidad</text:p>
        </text:list-item>
      </text:list>
      <text:p text:style-name="P2"/>
      <text:p text:style-name="P2">No se trata simplemente de recompilar el codigo base existente en una nueva version del compilador o ejecutar codigo base en una moderna JVM. Para modernizarse realmente un app debe modificarse con nuevas caracteristicas y mejoras proporcionadas por la nueva version. Lo cual implica cambios de codigo de simple a complejo o incluso reingenieria de la base de codigo existente, con muchas app y cientos de lineas de codigo, el trabajo no es trivial</text:p>
      <text:p text:style-name="P2"/>
      <text:p text:style-name="P4">Reducir el costo toal de propiedad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v </meta:initial-creator>
    <meta:creation-date>2017-12-17T21:37:17.49</meta:creation-date>
    <meta:document-statistic meta:table-count="0" meta:image-count="0" meta:object-count="0" meta:page-count="1" meta:paragraph-count="9" meta:word-count="162" meta:character-count="1073"/>
    <dc:date>2017-12-17T21:59:00.93</dc:date>
    <dc:creator>cv </dc:creator>
    <meta:editing-duration>PT6M31S</meta:editing-duration>
    <meta:editing-cycles>1</meta:editing-cycles>
    <meta:generator>OpenOffice/4.1.4$Win32 OpenOffice.org_project/414m5$Build-9788</meta:generator>
  </office:meta>
</office:document-meta>
</file>